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opacity-name="" draw:textarea-horizontal-align="justify" draw:textarea-vertical-align="middle" draw:auto-grow-height="false" fo:min-height="0.798cm" fo:min-width="0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cm" svg:height="1.1cm" svg:x="10cm" svg:y="2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9cm" svg:y="2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8cm" svg:y="2.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6cm" svg:y="2.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7cm" svg:y="2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5cm" svg:y="2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4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3cm" svg:y="2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1cm" svg:y="2.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1.99cm" svg:y="2.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2cm" svg:y="2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2cm" svg:y="1.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1cm" svg:x="3cm" svg:y="1.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1cm" svg:x="4cm" svg:y="1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1cm" svg:x="5cm" svg:y="1.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1cm" svg:x="6cm" svg:y="1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1cm" svg:x="7cm" svg:y="1.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1cm" svg:x="8cm" svg:y="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1cm" svg:x="9cm" svg:y="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1cm" svg:x="10cm" svg:y="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1cm" svg:x="11cm" svg:y="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1cm" svg:x="12cm" svg:y="1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6:32:32.557684416</meta:creation-date>
    <dc:date>2021-11-03T16:44:06.964358736</dc:date>
    <meta:editing-duration>PT23S</meta:editing-duration>
    <meta:editing-cycles>1</meta:editing-cycles>
    <meta:document-statistic meta:object-count="22"/>
    <meta:generator>LibreOffice/6.4.7.2$Linux_X86_64 LibreOffice_project/40$Build-2</meta:generator>
  </office:meta>
</office:document-meta>
</file>